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244in" svg:height="3.0957in" svg:x="1.8213in" svg:y="0.0417in">
            <draw:object draw:notify-on-update-of-ranges="Sheet1.A13:Sheet1.A19 Sheet1.A1:Sheet1.A1 Sheet1.B3:Sheet1.B9 Sheet1.A11:Sheet1.A11 Sheet1.B13:Sheet1.B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1244in" svg:height="3.0957in" svg:x="1.789in" svg:y="3.4094in">
            <draw:object draw:notify-on-update-of-ranges="Sheet1.A33:Sheet1.A39 Sheet1.A21:Sheet1.A21 Sheet1.B23:Sheet1.B29 Sheet1.A31:Sheet1.A31 Sheet1.B33:Sheet1.B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1244in" svg:height="3.0957in" svg:x="1.789in" svg:y="6.7563in">
            <draw:object draw:notify-on-update-of-ranges="Sheet1.A43:Sheet1.A49 Sheet1.A41:Sheet1.A41 Sheet1.B43:Sheet1.B49 Sheet1.A51:Sheet1.A51 Sheet1.B53:Sheet1.B5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Binary Insert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.91">
            <text:p>1.91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3.03">
            <text:p>3.03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bonacci Insert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inary Deletemin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45">
            <text:p>1.45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.27">
            <text:p>2.27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3.08">
            <text:p>3.08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3.98">
            <text:p>3.98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5.77">
            <text:p>5.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bonacci Deletemin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22">
            <text:p>2.22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7.17">
            <text:p>7.17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8.98">
            <text:p>8.98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1.68">
            <text:p>11.68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3.07">
            <text:p>13.07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4.67">
            <text:p>14.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inary Decreasekey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24">
            <text:p>2.24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4.61">
            <text:p>4.61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1.83">
            <text:p>11.83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4.86">
            <text:p>14.86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7.61">
            <text:p>17.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bonacci DecreaseKey</text:p>
          </table:table-cell>
          <table:table-cell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09-22T12:12:29</meta:creation-date>
    <dc:date>2013-09-22T12:28:26</dc:date>
    <dc:creator>Jan Knudsen</dc:creator>
    <meta:editing-duration>P0D</meta:editing-duration>
    <meta:editing-cycles>1</meta:editing-cycles>
    <meta:document-statistic meta:table-count="1" meta:cell-count="102" meta:object-count="3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57cm" svg:height="7.864cm" xlink:href=".." xlink:type="simple" chart:class="chart:line" chart:style-name="ch1">
        <chart:legend chart:legend-position="top" svg:x="4.434cm" svg:y="0.634cm" style:legend-expansion="wide" chart:style-name="ch2"/>
        <chart:plot-area chart:style-name="ch3" table:cell-range-address="Sheet1.A13:Sheet1.B19 Sheet1.A1:Sheet1.A1 Sheet1.B3:Sheet1.B9 Sheet1.A11:Sheet1.A11" chart:data-source-has-labels="both" svg:x="0.761cm" svg:y="1.546cm" svg:width="14.174cm" svg:height="5.741cm">
          <chartooo:coordinate-region svg:x="1.488cm" svg:y="1.745cm" svg:width="12.704cm" svg:height="4.895cm"/>
          <chart:axis chart:dimension="x" chart:name="primary-x" chart:style-name="ch4" chartooo:axis-type="auto">
            <chartooo:date-scale/>
            <chart:categories table:cell-range-address="Sheet1.A13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A1:Sheet1.A1" chart:class="chart:line">
            <chart:data-point chart:repeated="7"/>
          </chart:series>
          <chart:series chart:style-name="ch7" chart:values-cell-range-address="Sheet1.B13:Sheet1.B19" chart:label-cell-address="Sheet1.A11:Sheet1.A1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Insert</text:p>
                <draw:g>
                  <svg:desc>Sheet1.A1:Sheet1.A1</svg:desc>
                </draw:g>
              </table:table-cell>
              <table:table-cell office:value-type="string">
                <text:p>Fibonacci Insert</text:p>
                <draw:g>
                  <svg:desc>Sheet1.A11:Sheet1.A1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13:Sheet1.A19</svg:desc>
                </draw:g>
              </table:table-cell>
              <table:table-cell office:value-type="float" office:value="0.6">
                <text:p>0.6</text:p>
                <draw:g>
                  <svg:desc>Sheet1.B3:Sheet1.B9</svg:desc>
                </draw:g>
              </table:table-cell>
              <table:table-cell office:value-type="float" office:value="0.23">
                <text:p>0.23</text:p>
                <draw:g>
                  <svg:desc>Sheet1.B13:Sheet1.B1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25">
                <text:p>1.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.91">
                <text:p>1.9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46">
                <text:p>2.4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3.03">
                <text:p>3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.8">
                <text:p>3.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4.4">
                <text:p>4.4</text:p>
              </table:table-cell>
              <table:table-cell office:value-type="float" office:value="1.64">
                <text:p>1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57cm" svg:height="7.864cm" xlink:href=".." xlink:type="simple" chart:class="chart:line" chart:style-name="ch1">
        <chart:legend chart:legend-position="top" svg:x="3.773cm" svg:y="0.634cm" style:legend-expansion="wide" chart:style-name="ch2"/>
        <chart:plot-area chart:style-name="ch3" table:cell-range-address="Sheet1.A33:Sheet1.B39 Sheet1.A21:Sheet1.A21 Sheet1.B23:Sheet1.B29 Sheet1.A31:Sheet1.A31" chart:data-source-has-labels="both" svg:x="0.761cm" svg:y="1.546cm" svg:width="14.174cm" svg:height="5.741cm">
          <chartooo:coordinate-region svg:x="1.409cm" svg:y="1.745cm" svg:width="12.783cm" svg:height="4.895cm"/>
          <chart:axis chart:dimension="x" chart:name="primary-x" chart:style-name="ch4" chartooo:axis-type="auto">
            <chartooo:date-scale/>
            <chart:categories table:cell-range-address="Sheet1.A33:Sheet1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29" chart:label-cell-address="Sheet1.A21:Sheet1.A21" chart:class="chart:line">
            <chart:data-point chart:repeated="7"/>
          </chart:series>
          <chart:series chart:style-name="ch7" chart:values-cell-range-address="Sheet1.B33:Sheet1.B39" chart:label-cell-address="Sheet1.A31:Sheet1.A3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letemin</text:p>
                <draw:g>
                  <svg:desc>Sheet1.A21:Sheet1.A21</svg:desc>
                </draw:g>
              </table:table-cell>
              <table:table-cell office:value-type="string">
                <text:p>Fibonacci Deletemin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3:Sheet1.A39</svg:desc>
                </draw:g>
              </table:table-cell>
              <table:table-cell office:value-type="float" office:value="0.67">
                <text:p>0.67</text:p>
                <draw:g>
                  <svg:desc>Sheet1.B23:Sheet1.B29</svg:desc>
                </draw:g>
              </table:table-cell>
              <table:table-cell office:value-type="float" office:value="2.22">
                <text:p>2.22</text:p>
                <draw:g>
                  <svg:desc>Sheet1.B33:Sheet1.B3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45">
                <text:p>1.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.27">
                <text:p>2.27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08">
                <text:p>3.08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3.98">
                <text:p>3.98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5.05">
                <text:p>5.05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5.77">
                <text:p>5.77</text:p>
              </table:table-cell>
              <table:table-cell office:value-type="float" office:value="14.67">
                <text:p>14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57cm" svg:height="7.864cm" xlink:href=".." xlink:type="simple" chart:class="chart:line" chart:style-name="ch1">
        <chart:legend chart:legend-position="top" svg:x="3.27cm" svg:y="0.634cm" style:legend-expansion="wide" chart:style-name="ch2"/>
        <chart:plot-area chart:style-name="ch3" table:cell-range-address="Sheet1.A43:Sheet1.B49 Sheet1.A41:Sheet1.A41 Sheet1.A51:Sheet1.A51 Sheet1.B53:Sheet1.B59" chart:data-source-has-labels="both" svg:x="0.761cm" svg:y="1.546cm" svg:width="14.174cm" svg:height="5.741cm">
          <chartooo:coordinate-region svg:x="1.409cm" svg:y="1.745cm" svg:width="12.783cm" svg:height="4.895cm"/>
          <chart:axis chart:dimension="x" chart:name="primary-x" chart:style-name="ch4" chartooo:axis-type="auto">
            <chartooo:date-scale/>
            <chart:categories table:cell-range-address="Sheet1.A43:Sheet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3:Sheet1.B49" chart:label-cell-address="Sheet1.A41:Sheet1.A41" chart:class="chart:line">
            <chart:data-point chart:repeated="7"/>
          </chart:series>
          <chart:series chart:style-name="ch7" chart:values-cell-range-address="Sheet1.B53:Sheet1.B59" chart:label-cell-address="Sheet1.A51:Sheet1.A5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creasekey</text:p>
                <draw:g>
                  <svg:desc>Sheet1.A41:Sheet1.A41</svg:desc>
                </draw:g>
              </table:table-cell>
              <table:table-cell office:value-type="string">
                <text:p>Fibonacci DecreaseKey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43:Sheet1.A49</svg:desc>
                </draw:g>
              </table:table-cell>
              <table:table-cell office:value-type="float" office:value="2.24">
                <text:p>2.24</text:p>
                <draw:g>
                  <svg:desc>Sheet1.B43:Sheet1.B49</svg:desc>
                </draw:g>
              </table:table-cell>
              <table:table-cell office:value-type="float" office:value="0.21">
                <text:p>0.21</text:p>
                <draw:g>
                  <svg:desc>Sheet1.B53:Sheet1.B5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.61">
                <text:p>4.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7.2">
                <text:p>7.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9.5">
                <text:p>9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11.83">
                <text:p>11.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14.86">
                <text:p>14.8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17.61">
                <text:p>17.61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